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5.842cm" svg:height="1.27cm" svg:x="7.223cm" svg:y="1cm">
          <draw:text-box>
            <text:p text:style-name="P1">Toyota-8FG.gd</text:p>
          </draw:text-box>
        </draw:frame>
        <draw:frame draw:style-name="gr2" draw:text-style-name="P3" xml:id="id3" draw:id="id3" draw:layer="layout" svg:width="3.556cm" svg:height="1.673cm" svg:x="8.366cm" svg:y="3.863cm">
          <draw:text-box>
            <text:p>Config File</text:p>
            <text:p>Key Inputs</text:p>
          </draw:text-box>
        </draw:frame>
        <draw:frame draw:style-name="gr3" draw:text-style-name="P3" xml:id="id1" draw:id="id1" draw:layer="layout" svg:width="4.699cm" svg:height="1.673cm" svg:x="1.254cm" svg:y="1.635cm">
          <draw:text-box>
            <text:p>Func _ready():</text:p>
            <text:p>Assign key’s</text:p>
          </draw:text-box>
        </draw:frame>
        <draw:connector draw:style-name="gr4" draw:text-style-name="P1" xml:id="id2" draw:id="id2" draw:layer="layout" svg:x1="3.603cm" svg:y1="3.308cm" svg:x2="3.601cm" svg:y2="4.748cm" draw:start-shape="id1" draw:start-glue-point="2" svg:d="M3603 3308v970h-2v470" svg:viewBox="0 0 3 1441">
          <text:p/>
        </draw:connector>
        <draw:connector draw:style-name="gr4" draw:text-style-name="P1" draw:layer="layout" svg:x1="3.601cm" svg:y1="4.748cm" svg:x2="8.366cm" svg:y2="4.699cm" draw:start-shape="id2" draw:start-glue-point="3" draw:end-shape="id3" draw:end-glue-point="3" svg:d="M3601 4748v501h2384v-550h2381" svg:viewBox="0 0 4766 551">
          <text:p/>
        </draw:connector>
        <draw:connector draw:style-name="gr4" draw:text-style-name="P1" draw:layer="layout" svg:x1="10.144cm" svg:y1="2.27cm" svg:x2="10.144cm" svg:y2="3.863cm" draw:start-shape="id4" draw:start-glue-point="2" draw:end-shape="id3" draw:end-glue-point="0" svg:d="M10144 2270v1593" svg:viewBox="0 0 1 1594">
          <text:p/>
        </draw:connector>
        <draw:frame draw:style-name="gr5" draw:text-style-name="P3" xml:id="id5" draw:id="id5" draw:layer="layout" svg:width="4.318cm" svg:height="1.905cm" svg:x="14.716cm" svg:y="1.762cm">
          <draw:text-box>
            <text:p>User editable</text:p>
            <text:p>Keymaps</text:p>
          </draw:text-box>
        </draw:frame>
        <draw:connector draw:style-name="gr4" draw:text-style-name="P1" xml:id="id6" draw:id="id6" draw:layer="layout" svg:x1="16.875cm" svg:y1="3.667cm" svg:x2="16.881cm" svg:y2="4.763cm" draw:start-shape="id5" draw:start-glue-point="2" svg:d="M16875 3667v798h6v298" svg:viewBox="0 0 7 1097">
          <text:p/>
        </draw:connector>
        <draw:connector draw:style-name="gr4" draw:text-style-name="P1" draw:layer="layout" svg:x1="16.881cm" svg:y1="4.763cm" svg:x2="11.922cm" svg:y2="4.699cm" draw:start-shape="id6" draw:start-glue-point="3" draw:end-shape="id3" draw:end-glue-point="1" svg:d="M16881 4763v501h-2483v-565h-2476" svg:viewBox="0 0 4960 566">
          <text:p/>
        </draw:connector>
        <draw:frame draw:style-name="gr6" draw:text-style-name="P3" xml:id="id7" draw:id="id7" draw:layer="layout" svg:width="5.969cm" svg:height="1.143cm" svg:x="7.096cm" svg:y="7.731cm">
          <draw:text-box>
            <text:p>Key Input Variables</text:p>
          </draw:text-box>
        </draw:frame>
        <draw:connector draw:style-name="gr4" draw:text-style-name="P1" draw:layer="layout" svg:x1="10.144cm" svg:y1="5.536cm" svg:x2="10.08cm" svg:y2="7.731cm" draw:start-shape="id3" draw:start-glue-point="2" draw:end-shape="id7" draw:end-glue-point="0" svg:d="M10144 5536v1098h-64v1097" svg:viewBox="0 0 65 2196">
          <text:p/>
        </draw:connector>
        <draw:frame draw:style-name="gr6" draw:text-style-name="P3" xml:id="id8" draw:id="id8" draw:layer="layout" svg:width="4.699cm" svg:height="1.143cm" svg:x="7.731cm" svg:y="10.906cm">
          <draw:text-box>
            <text:p>Execute Action</text:p>
          </draw:text-box>
        </draw:frame>
        <draw:connector draw:style-name="gr4" draw:text-style-name="P1" draw:layer="layout" svg:x1="10.08cm" svg:y1="8.874cm" svg:x2="10.08cm" svg:y2="10.906cm" draw:start-shape="id7" draw:start-glue-point="2" draw:end-shape="id8" draw:end-glue-point="0" svg:d="M10080 8874v2032" svg:viewBox="0 0 1 2033">
          <text:p/>
        </draw:connector>
        <draw:frame draw:style-name="gr6" draw:text-style-name="P3" xml:id="id9" draw:id="id9" draw:layer="layout" svg:width="2.54cm" svg:height="1.143cm" svg:x="8.874cm" svg:y="13.7cm">
          <draw:text-box>
            <text:p>Engine</text:p>
          </draw:text-box>
        </draw:frame>
        <draw:connector draw:style-name="gr4" draw:text-style-name="P1" draw:layer="layout" svg:x1="10.08cm" svg:y1="12.049cm" svg:x2="10.144cm" svg:y2="13.7cm" draw:start-shape="id8" draw:start-glue-point="2" draw:end-shape="id9" draw:end-glue-point="0" svg:d="M10080 12049v826h64v825" svg:viewBox="0 0 65 1652">
          <text:p/>
        </draw:connector>
        <draw:frame draw:style-name="gr7" draw:text-style-name="P4" xml:id="id11" draw:id="id11" draw:layer="layout" svg:width="3.431cm" svg:height="0.806cm" svg:x="14.46cm" svg:y="13.827cm">
          <draw:text-box>
            <text:p><text:span text:style-name="T1">Transmission</text:span></text:p>
          </draw:text-box>
        </draw:frame>
        <draw:frame draw:style-name="gr7" draw:text-style-name="P4" xml:id="id10" draw:id="id10" draw:layer="layout" svg:width="2.818cm" svg:height="0.806cm" svg:x="2.754cm" svg:y="13.7cm">
          <draw:text-box>
            <text:p><text:span text:style-name="T1">Hydraulics</text:span></text:p>
          </draw:text-box>
        </draw:frame>
        <draw:connector draw:style-name="gr4" draw:text-style-name="P1" draw:layer="layout" svg:x1="5.572cm" svg:y1="14.103cm" svg:x2="8.874cm" svg:y2="14.271cm" draw:start-shape="id10" draw:start-glue-point="1" draw:end-shape="id9" draw:end-glue-point="3" svg:d="M5572 14103h1651v168h1651" svg:viewBox="0 0 3303 169">
          <text:p/>
        </draw:connector>
        <draw:connector draw:style-name="gr4" draw:text-style-name="P1" draw:layer="layout" svg:x1="11.414cm" svg:y1="14.271cm" svg:x2="14.46cm" svg:y2="14.23cm" draw:start-shape="id9" draw:start-glue-point="1" draw:end-shape="id11" draw:end-glue-point="3" svg:d="M11414 14271h1523v-41h1523" svg:viewBox="0 0 3047 42">
          <text:p/>
        </draw:connector>
        <draw:frame draw:style-name="gr8" draw:text-style-name="P3" xml:id="id12" draw:id="id12" draw:layer="layout" svg:width="2.667cm" svg:height="1.016cm" svg:x="14.843cm" svg:y="17.002cm">
          <draw:text-box>
            <text:p>Wheels</text:p>
          </draw:text-box>
        </draw:frame>
        <draw:connector draw:style-name="gr4" draw:text-style-name="P1" draw:layer="layout" svg:x1="16.175cm" svg:y1="14.633cm" svg:x2="16.176cm" svg:y2="17.002cm" draw:start-shape="id11" draw:start-glue-point="2" draw:end-shape="id12" draw:end-glue-point="0" svg:d="M16175 14633v1185h1v1184" svg:viewBox="0 0 2 2370">
          <text:p/>
        </draw:connector>
        <draw:frame draw:style-name="gr2" draw:text-style-name="P3" xml:id="id13" draw:id="id13" draw:layer="layout" svg:width="3.048cm" svg:height="1.673cm" svg:x="2.778cm" svg:y="16.748cm">
          <draw:text-box>
            <text:p>Liftboom</text:p>
            <text:p>Steering</text:p>
          </draw:text-box>
        </draw:frame>
        <draw:connector draw:style-name="gr4" draw:text-style-name="P1" draw:layer="layout" svg:x1="4.163cm" svg:y1="14.506cm" svg:x2="4.302cm" svg:y2="16.748cm" draw:start-shape="id10" draw:start-glue-point="2" draw:end-shape="id13" draw:end-glue-point="0" svg:d="M4163 14506v1121h139v1121" svg:viewBox="0 0 140 22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1T21:46:44.946779689</meta:creation-date>
    <dc:date>2021-10-12T11:23:57.831620441</dc:date>
    <meta:editing-duration>PT6M15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